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11.85cm" fo:min-width="14cm"/>
    </style:style>
    <style:style style:name="gr2" style:family="graphic" style:parent-style-name="standard">
      <style:graphic-properties svg:stroke-color="#ff0000" draw:fill-color="#ffa6a6" draw:textarea-horizontal-align="justify" draw:textarea-vertical-align="middle" draw:auto-grow-height="false" fo:min-height="0.7cm" fo:min-width="0.45cm"/>
    </style:style>
    <style:style style:name="gr3" style:family="graphic" style:parent-style-name="standard">
      <style:graphic-properties svg:stroke-color="#00a933" draw:fill-color="#77bc6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993cm"/>
      <style:paragraph-properties style:writing-mode="lr-tb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11.42cm" fo:min-width="13.57cm"/>
    </style:style>
    <style:style style:name="gr6" style:family="graphic" style:parent-style-name="standard">
      <style:graphic-properties svg:stroke-color="#00a933" draw:fill-color="#77bc65" draw:textarea-horizontal-align="justify" draw:textarea-vertical-align="middle" draw:auto-grow-height="false" fo:min-height="0.74cm" fo:min-width="0.49cm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8cm" fo:min-width="0.137cm"/>
    </style:style>
    <style:style style:name="gr9" style:family="graphic" style:parent-style-name="standard">
      <style:graphic-properties svg:stroke-color="#ff0000" draw:fill-color="#ffa6a6" draw:textarea-horizontal-align="justify" draw:textarea-vertical-align="middle" draw:auto-grow-height="false" fo:min-height="0.046cm" fo:min-width="0cm"/>
    </style:style>
    <style:style style:name="gr10" style:family="graphic" style:parent-style-name="standard">
      <style:graphic-properties svg:stroke-color="#ff0000" draw:fill-color="#ffa6a6" draw:textarea-horizontal-align="justify" draw:textarea-vertical-align="middle" draw:auto-grow-height="false" fo:min-height="2.85cm" fo:min-width="0.135cm"/>
    </style:style>
    <style:style style:name="gr11" style:family="graphic" style:parent-style-name="standard">
      <style:graphic-properties svg:stroke-color="#00a933" draw:fill-color="#77bc65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svg:stroke-color="#ffbf00" draw:fill-color="#ffe994"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svg:stroke-color="#55308d" draw:fill-color="#b7b3ca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paragraph-properties fo:line-height="0.249cm"/>
    </style:style>
    <style:style style:name="P5" style:family="paragraph">
      <loext:graphic-properties draw:fill="none" draw:fill-color="#ffffff"/>
      <style:paragraph-properties fo:line-height="0.249cm" style:writing-mode="lr-tb"/>
      <style:text-properties fo:font-size="7pt"/>
    </style:style>
    <style:style style:name="P6" style:family="paragraph">
      <style:paragraph-properties fo:line-height="0.249cm" fo:text-align="end"/>
    </style:style>
    <style:style style:name="P7" style:family="paragraph">
      <loext:graphic-properties draw:fill="none" draw:fill-color="#ffffff"/>
      <style:paragraph-properties fo:line-height="0.249cm" fo:text-align="end" style:writing-mode="lr-tb"/>
      <style:text-properties fo:font-size="7pt"/>
    </style:style>
    <style:style style:name="P8" style:family="paragraph">
      <style:paragraph-properties fo:line-height="0.249cm" fo:text-align="center"/>
    </style:style>
    <style:style style:name="P9" style:family="paragraph">
      <loext:graphic-properties draw:fill="none" draw:fill-color="#ffffff"/>
      <style:paragraph-properties fo:line-height="0.249cm" fo:text-align="center" style:writing-mode="lr-tb"/>
      <style:text-properties fo:font-size="7pt"/>
    </style:style>
    <style:style style:name="P10" style:family="paragraph"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-color="#b7b3ca"/>
      <style:paragraph-properties fo:text-align="center"/>
    </style:style>
    <style:style style:name="T1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2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4.5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cm" svg:y="12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4.55cm" svg:y="12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6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6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77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9cm" svg:height="2.243cm" svg:x="1.991cm" svg:y="2.4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frame draw:style-name="gr4" draw:text-style-name="P5" draw:layer="layout" svg:width="2.259cm" svg:height="2.243cm" svg:x="1.99cm" svg:y="4.65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frame draw:style-name="gr4" draw:text-style-name="P5" draw:layer="layout" svg:width="2.259cm" svg:height="2.243cm" svg:x="1.989cm" svg:y="6.952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custom-shape draw:style-name="gr3" draw:text-style-name="P3" draw:layer="layout" svg:width="0.25cm" svg:height="0.25cm" svg:x="6.299cm" svg:y="2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2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2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6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6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77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59cm" svg:height="2.243cm" svg:x="4.19cm" svg:y="2.4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frame draw:style-name="gr4" draw:text-style-name="P7" draw:layer="layout" svg:width="2.259cm" svg:height="2.243cm" svg:x="4.189cm" svg:y="4.65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frame draw:style-name="gr4" draw:text-style-name="P7" draw:layer="layout" svg:width="2.259cm" svg:height="2.243cm" svg:x="4.19cm" svg:y="6.95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custom-shape draw:style-name="gr5" draw:text-style-name="P1" draw:layer="layout" svg:width="14.07cm" svg:height="11.67cm" svg:x="1.225cm" svg:y="1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1.02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9cm" svg:height="2.243cm" svg:x="1.99cm" svg:y="9.202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custom-shape draw:style-name="gr3" draw:text-style-name="P3" draw:layer="layout" svg:width="0.25cm" svg:height="0.25cm" svg:x="6.3cm" svg:y="9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9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9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1.0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59cm" svg:height="2.243cm" svg:x="4.191cm" svg:y="9.2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custom-shape draw:style-name="gr6" draw:text-style-name="P3" draw:layer="layout" svg:width="1.4cm" svg:height="1.4cm" svg:x="7.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7.4cm" svg:y="3.1cm">
          <draw:text-box>
            <text:p text:style-name="P8"><text:span text:style-name="T1">IN</text:span></text:p>
          </draw:text-box>
        </draw:frame>
        <draw:custom-shape draw:style-name="gr6" draw:text-style-name="P3" draw:layer="layout" svg:width="1.4cm" svg:height="1.4cm" svg:x="9.20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9.201cm" svg:y="3.1cm">
          <draw:text-box>
            <text:p text:style-name="P8"><text:span text:style-name="T1">OUT</text:span></text:p>
          </draw:text-box>
        </draw:frame>
        <draw:custom-shape draw:style-name="gr8" draw:text-style-name="P10" draw:layer="layout" svg:width="0.901cm" svg:height="0.9cm" svg:x="8.8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3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8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3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5cm" svg:y="5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0cm" svg:y="5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5cm" svg:y="5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3cm" svg:y="5cm">
          <draw:text-box>
            <text:p text:style-name="P8"><text:span text:style-name="T1">KNOB</text:span></text:p>
          </draw:text-box>
        </draw:frame>
        <draw:custom-shape draw:style-name="gr8" draw:text-style-name="P10" draw:layer="layout" svg:width="0.901cm" svg:height="0.9cm" svg:x="8.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8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5cm" svg:y="7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0cm" svg:y="7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5cm" svg:y="7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3cm" svg:y="7cm">
          <draw:text-box>
            <text:p text:style-name="P8"><text:span text:style-name="T1">KNOB</text:span></text:p>
          </draw:text-box>
        </draw:frame>
        <draw:custom-shape draw:style-name="gr8" draw:text-style-name="P10" draw:layer="layout" svg:width="0.901cm" svg:height="0.9cm" svg:x="8.79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29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799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299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499cm" svg:y="9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9.999cm" svg:y="9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499cm" svg:y="9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2.999cm" svg:y="9cm">
          <draw:text-box>
            <text:p text:style-name="P8"><text:span text:style-name="T1">KNOB</text:span></text:p>
          </draw:text-box>
        </draw:frame>
        <draw:custom-shape draw:style-name="gr8" draw:text-style-name="P10" draw:layer="layout" svg:width="0.901cm" svg:height="0.9cm" svg:x="8.7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2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79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29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499cm" svg:y="11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9.999cm" svg:y="11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499cm" svg:y="11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2.999cm" svg:y="11cm">
          <draw:text-box>
            <text:p text:style-name="P8"><text:span text:style-name="T1">KNOB</text:span></text:p>
          </draw:text-box>
        </draw:frame>
        <draw:custom-shape draw:style-name="gr9" draw:text-style-name="P2" draw:layer="layout" svg:width="0.53cm" svg:height="0.47cm" svg:x="2.3cm" svg:y="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0.53cm" svg:height="0.47cm" svg:x="13.701cm" svg:y="1.5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0.53cm" svg:height="0.47cm" svg:x="2.301cm" svg:y="12.1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0.53cm" svg:height="0.47cm" svg:x="13.702cm" svg:y="12.1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0.635cm" svg:height="3.1cm" svg:x="17.765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1cm" svg:x="12.4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12.201cm" svg:y="3.1cm">
          <draw:text-box>
            <text:p text:style-name="P8"><text:span text:style-name="T1">9V</text:span></text:p>
          </draw:text-box>
        </draw:frame>
        <draw:custom-shape draw:style-name="gr11" draw:text-style-name="P3" draw:layer="layout" svg:width="1cm" svg:height="1cm" svg:x="11.0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10.801cm" svg:y="3.1cm">
          <draw:text-box>
            <text:p text:style-name="P8"><text:span text:style-name="T1">MIDI</text:span></text:p>
          </draw:text-box>
        </draw:frame>
        <draw:custom-shape draw:style-name="gr12" draw:text-style-name="P11" draw:layer="layout" svg:width="0.7cm" svg:height="0.7cm" svg:x="9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10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11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12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7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8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7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9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10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11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12.101cm" svg:y="12.5cm">
          <draw:text-box>
            <text:p text:style-name="P8"><text:span text:style-name="T1">TACT</text:span></text:p>
          </draw:text-box>
        </draw:frame>
        <draw:custom-shape draw:style-name="gr13" draw:text-style-name="P12" draw:layer="layout" svg:width="0.5cm" svg:height="0.5cm" svg:x="3.3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2.8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4.0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3.5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4.7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4.2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5.4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4.9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6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5.601cm" svg:y="12.5cm">
          <draw:text-box>
            <text:p text:style-name="P8"><text:span text:style-name="T1">LE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1:28:55.949000000</meta:creation-date>
    <dc:date>2022-06-20T12:32:58.384000000</dc:date>
    <meta:editing-duration>P19DT7H11M18S</meta:editing-duration>
    <meta:editing-cycles>14</meta:editing-cycles>
    <meta:generator>LibreOffice/6.4.6.2$Windows_X86_64 LibreOffice_project/0ce51a4fd21bff07a5c061082cc82c5ed232f115</meta:generator>
    <meta:document-statistic meta:object-count="145"/>
  </office:meta>
</office:document-meta>
</file>